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c4a" officeooo:paragraph-rsid="00111c4a"/>
    </style:style>
    <style:style style:name="P2" style:family="paragraph" style:parent-style-name="Standard">
      <style:text-properties officeooo:rsid="00111c4a" officeooo:paragraph-rsid="0011b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</text:p>
      <text:p text:style-name="P1"/>
      <text:p text:style-name="P1">ex1</text:p>
      <text:p text:style-name="P1"/>
      <text:p text:style-name="P1">Program is attached, here are sample outputs:</text:p>
      <text:p text:style-name="P1"/>
      <text:p text:style-name="P1">vulgaris@vulgaris:~/Desktop/OS/LAB3/EX$ ./ex 1</text:p>
      <text:p text:style-name="P1">1: 20025 from 20024</text:p>
      <text:p text:style-name="P1"/>
      <text:p text:style-name="P1">vulgaris@vulgaris:~/Desktop/OS/LAB3/EX$ ./ex 4</text:p>
      <text:p text:style-name="P1">4: 19934 from 19933</text:p>
      <text:p text:style-name="P1">4: 19935 from 19934</text:p>
      <text:p text:style-name="P1">4: 19938 from 19937</text:p>
      <text:p text:style-name="P1">4: 19939 from 19938</text:p>
      <text:p text:style-name="P1"/>
      <text:p text:style-name="P1">vulgaris@vulgaris:~/Desktop/OS/LAB3/EX$ </text:p>
      <text:p text:style-name="P1">5: 20638 from 20637</text:p>
      <text:p text:style-name="P1">5: 20640 from 20639</text:p>
      <text:p text:style-name="P1">5: 20644 from 20643</text:p>
      <text:p text:style-name="P1">5: 20646 from 921</text:p>
      <text:p text:style-name="P1"/>
      <text:p text:style-name="P2">vulgaris@vulgaris:~/Desktop/OS/LAB3/EX$ </text:p>
      <text:p text:style-name="P2">8: 20917 from 20916</text:p>
      <text:p text:style-name="P1">8: 20918 from 20917</text:p>
      <text:p text:style-name="P1">8: 20921 from 921</text:p>
      <text:p text:style-name="P1">8: 20922 from 20921</text:p>
      <text:p text:style-name="P1">8: 20927 from 20926</text:p>
      <text:p text:style-name="P1">8: 20928 from 20927</text:p>
      <text:p text:style-name="P1">8: 20931 from 20930</text:p>
      <text:p text:style-name="P1">8: 20932 from 20931</text:p>
      <text:p text:style-name="P1">8: 20939 from 20938</text:p>
      <text:p text:style-name="P1">8: 20940 from 20939</text:p>
      <text:p text:style-name="P1">8: 20943 from 20942</text:p>
      <text:p text:style-name="P1">8: 20944 from 20943</text:p>
      <text:p text:style-name="P1">8: 20949 from 20948</text:p>
      <text:p text:style-name="P1">8: 20950 from 20949</text:p>
      <text:p text:style-name="P1">8: 20953 from 20952</text:p>
      <text:p text:style-name="P1">8: 20954 from 2095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0:12:44.336112708</meta:creation-date>
    <dc:date>2018-10-29T20:19:51.577774830</dc:date>
    <meta:editing-duration>PT7M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32" meta:word-count="118" meta:character-count="697" meta:non-whitespace-character-count="608"/>
  </office:meta>
</office:document-meta>
</file>